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2625b3" officeooo:paragraph-rsid="002625b3"/>
    </style:style>
    <style:style style:name="P2" style:family="paragraph" style:parent-style-name="Standard">
      <style:text-properties officeooo:rsid="001b3abc" officeooo:paragraph-rsid="001b3abc"/>
    </style:style>
    <style:style style:name="P3" style:family="paragraph" style:parent-style-name="Standard">
      <style:text-properties officeooo:rsid="001b3abc" officeooo:paragraph-rsid="00225f9f"/>
    </style:style>
    <style:style style:name="P4" style:family="paragraph" style:parent-style-name="Standard">
      <style:text-properties officeooo:rsid="001dc4d9" officeooo:paragraph-rsid="001b3abc"/>
    </style:style>
    <style:style style:name="P5" style:family="paragraph" style:parent-style-name="Standard">
      <style:text-properties officeooo:rsid="001dc4d9" officeooo:paragraph-rsid="001dc4d9"/>
    </style:style>
    <style:style style:name="P6" style:family="paragraph" style:parent-style-name="Standard">
      <style:text-properties officeooo:rsid="001dc4d9" officeooo:paragraph-rsid="00225f9f"/>
    </style:style>
    <style:style style:name="P7" style:family="paragraph" style:parent-style-name="Standard">
      <style:text-properties officeooo:rsid="00225f9f" officeooo:paragraph-rsid="00225f9f"/>
    </style:style>
    <style:style style:name="P8" style:family="paragraph" style:parent-style-name="Standard">
      <style:text-properties officeooo:rsid="0023a096" officeooo:paragraph-rsid="0023a096"/>
    </style:style>
    <style:style style:name="P9" style:family="paragraph" style:parent-style-name="Standard">
      <style:text-properties officeooo:rsid="0024ffc1" officeooo:paragraph-rsid="0024ffc1"/>
    </style:style>
    <style:style style:name="P10" style:family="paragraph" style:parent-style-name="Standard">
      <style:paragraph-properties fo:break-before="page"/>
      <style:text-properties officeooo:rsid="001b3abc" officeooo:paragraph-rsid="001b3abc"/>
    </style:style>
    <style:style style:name="P11" style:family="paragraph" style:parent-style-name="Standard">
      <style:paragraph-properties fo:break-before="page"/>
      <style:text-properties officeooo:rsid="0024ffc1" officeooo:paragraph-rsid="0024ffc1"/>
    </style:style>
    <style:style style:name="P12" style:family="paragraph" style:parent-style-name="Standard">
      <style:paragraph-properties fo:break-before="page"/>
      <style:text-properties officeooo:rsid="00261d02" officeooo:paragraph-rsid="00261d02"/>
    </style:style>
    <style:style style:name="P13" style:family="paragraph" style:parent-style-name="Standard">
      <style:text-properties officeooo:rsid="0023a096"/>
    </style:style>
    <style:style style:name="P14" style:family="paragraph" style:parent-style-name="Standard">
      <style:text-properties officeooo:rsid="0023a096" officeooo:paragraph-rsid="0023a096"/>
    </style:style>
    <style:style style:name="P15" style:family="paragraph" style:parent-style-name="Standard">
      <style:text-properties officeooo:rsid="002a506c" officeooo:paragraph-rsid="002a506c"/>
    </style:style>
    <style:style style:name="T1" style:family="text">
      <style:text-properties officeooo:rsid="001dc4d9"/>
    </style:style>
    <style:style style:name="T2" style:family="text">
      <style:text-properties officeooo:rsid="001f7721"/>
    </style:style>
    <style:style style:name="T3" style:family="text">
      <style:text-properties officeooo:rsid="00225f9f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style:font-style-asian="italic"/>
    </style:style>
    <style:style style:name="T7" style:family="text">
      <style:text-properties style:font-weight-asian="bold"/>
    </style:style>
    <style:style style:name="T8" style:family="text">
      <style:text-properties officeooo:rsid="002a506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ontpage</text:p>
      <text:p text:style-name="P11">title page</text:p>
      <text:p text:style-name="P11">preface?</text:p>
      <text:p text:style-name="P12">Abstract</text:p>
      <text:p text:style-name="P12">Abbreviations</text:p>
      <text:p text:style-name="P12">Organisation</text:p>
      <text:p text:style-name="P12">Contents</text:p>
      <text:p text:style-name="P12">Introduction</text:p>
      <text:p text:style-name="P12">Material and methods</text:p>
      <text:p text:style-name="P12">Results</text:p>
      <text:p text:style-name="P12">Conclusion and discussion</text:p>
      <text:p text:style-name="P12">References</text:p>
      <text:section text:style-name="Sect1" text:name="ZOTERO_BIBL {&quot;custom&quot;:[]} CSL_BIBLIOGRAPHY RNDFirrttXGph">
        <text:p text:style-name="Bibliography_20_1">{Bibliography}</text:p>
      </text:section>
      <text:p text:style-name="P12">appendix</text:p>
      <text:p text:style-name="P10">Intro</text:p>
      <text:p text:style-name="P2"/>
      <text:p text:style-name="P2">difference in aging animals (.5-200) <text:span text:style-name="T1">+ why</text:span></text:p>
      <text:p text:style-name="P7">things that affect aging</text:p>
      <text:p text:style-name="P7">long lived/short lived aging genes <text:span text:style-name="T8">← research that has been done</text:span></text:p>
      <text:p text:style-name="P7">online resources (ensembl, ncbi, amount of available info, etc.)</text:p>
      <text:p text:style-name="P7">BLAST</text:p>
      <text:p text:style-name="P3">evolution <text:span text:style-name="T1">+ pros/cons</text:span></text:p>
      <text:p text:style-name="P6">orthologs/<text:span text:style-name="T3">paralogs/speciation</text:span></text:p>
      <text:p text:style-name="P3">dnds (synonymous vs non)</text:p>
      <text:p text:style-name="P8">why use dnds ratios</text:p>
      <text:p text:style-name="P13">what the goal is of this project </text:p>
      <text:p text:style-name="P8"/>
      <text:p text:style-name="P8"/>
      <text:p text:style-name="P8">mat/met</text:p>
      <text:p text:style-name="P8">Software used.</text:p>
      <text:p text:style-name="P15">Python 3.x ← biopython, </text:p>
      <text:p text:style-name="P15">OrthoMCL</text:p>
      <text:p text:style-name="P15">PAML x.x ← codeml</text:p>
      <text:p text:style-name="P15">LASTZ x.x</text:p>
      <text:p text:style-name="P15">BLAST x.x</text:p>
      <text:p text:style-name="P15">R</text:p>
      <text:p text:style-name="P15">phylot</text:p>
      <text:p text:style-name="P15">itol</text:p>
      <text:p text:style-name="P15"/>
      <text:p text:style-name="P15">Flow diagram of programs/scripts</text:p>
      <text:p text:style-name="P15"/>
      <text:p text:style-name="P8"/>
      <text:p text:style-name="P8">data ← from where, what data</text:p>
      <text:p text:style-name="P8">data prep ← scripts, whats discarded + why</text:p>
      <text:p text:style-name="P8">OrthoMCL ← steps, in, out, settings.</text:p>
      <text:p text:style-name="P8">BLAST ← steps, in, out, settings</text:p>
      <text:p text:style-name="P8">dN/dS ← scripts, in, out, settings</text:p>
      <text:p text:style-name="P8"/>
      <text:p text:style-name="P8"/>
      <text:p text:style-name="P2"/>
      <text:p text:style-name="P2">The maximum lifespan of animals differs greatly from species to species. It ranges from the very <text:s/>long lived bowhead whale which can live for over two hundred years to the extremely short lived Killifish which only lives for a few months. </text:p>
      <text:p text:style-name="P4"/>
      <text:p text:style-name="P5">Evolution is an always ongoing process where mutations and selection work together to create a species that is better adapted to it’s environment. However it is also a very slow process with many dead ends. Mutations in genes essential for survival could be quite catastrophic as it might make them non functional. <text:s/>Nature has some built in protection to prevent this, codon degeneracy means that even with a mutation in the DNA it does not mean that the amino acid that codon <text:span text:style-name="T2">specifies is changed. If the resulting amino acid is not changed the change is called a synonymous mutation. If the amino acid is changed it is a non-synonymous change. Non-synonymous changes will often result in a dysfunctional prote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625b3" officeooo:paragraph-rsid="002625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56:43.085433543</meta:creation-date>
    <dc:date>2017-11-22T17:15:39.115371184</dc:date>
    <meta:editing-duration>PT4H51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4" meta:paragraph-count="43" meta:word-count="287" meta:character-count="1751" meta:non-whitespace-character-count="1501"/>
    <meta:user-defined meta:name="ZOTERO_PREF_1">&lt;data data-version="3" zotero-version="5.0.27"&gt;&lt;session id="gw4KKsNk"/&gt;&lt;style id="http://www.zotero.org/styles/nature" hasBibliography="1" bibliographyStyleHasBeenSet="1"/&gt;&lt;prefs&gt;&lt;pref name="fieldType" value="ReferenceMark"/&gt;&lt;pref name="automaticJournalAb</meta:user-defined>
    <meta:user-defined meta:name="ZOTERO_PREF_2">breviations" value="true"/&gt;&lt;pref name="noteType" value="0"/&gt;&lt;/prefs&gt;&lt;/data&gt;</meta:user-defined>
  </office:meta>
</office:document-meta>
</file>